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roxima Nova" svg:font-family="'Proxima Nova', sans-serif"/>
    <style:font-face style:name="Times New Roman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zxx" fo:country="none" officeooo:paragraph-rsid="0012310c" style:language-asian="zxx" style:country-asian="none" style:language-complex="zxx" style:country-complex="none"/>
    </style:style>
    <style:style style:name="P2" style:family="paragraph" style:parent-style-name="Text_20_body">
      <style:text-properties fo:language="en" fo:country="US" officeooo:paragraph-rsid="0012310c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0in" fo:margin-right="0.16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0in" fo:margin-right="0.16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officeooo:paragraph-rsid="0012310c" style:text-blinking="false" fo:background-color="transparent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0in" fo:margin-right="0.1661in" fo:margin-top="0in" fo:margin-bottom="0in" loext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.0500001907349pt" fo:language="en" fo:country="US" fo:font-style="normal" style:text-underline-style="none" fo:font-weight="normal" officeooo:paragraph-rsid="0012310c" style:text-blinking="false" fo:background-color="transparent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.302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9.94999980926514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.0102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9.94999980926514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1.0382in" fo:margin-right="1.0398in" fo:margin-top="0.0055in" fo:margin-bottom="0in" loext:contextual-spacing="false" fo:line-height="123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.2535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in" fo:margin-right="0.1638in" fo:margin-top="2.6835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italic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in" fo:margin-right="0.1646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in" fo:margin-right="0.1654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3">
      <style:text-properties officeooo:rsid="001c05ca" officeooo:paragraph-rsid="001c05ca"/>
    </style:style>
    <style:style style:name="P16" style:family="paragraph" style:parent-style-name="Heading_20_3">
      <style:text-properties officeooo:rsid="0020979a" officeooo:paragraph-rsid="0020979a"/>
    </style:style>
    <style:style style:name="P17" style:family="paragraph" style:parent-style-name="Heading_20_3">
      <style:text-properties officeooo:rsid="00221b0e" officeooo:paragraph-rsid="00221b0e"/>
    </style:style>
    <style:style style:name="P18" style:family="paragraph" style:parent-style-name="Text_20_body">
      <style:text-properties officeooo:rsid="001f4827" officeooo:paragraph-rsid="001f4827"/>
    </style:style>
    <style:style style:name="P19" style:family="paragraph" style:parent-style-name="Text_20_body">
      <style:text-properties officeooo:paragraph-rsid="001f4827"/>
    </style:style>
    <style:style style:name="P20" style:family="paragraph" style:parent-style-name="Text_20_body">
      <style:text-properties officeooo:rsid="0020979a" officeooo:paragraph-rsid="0020979a"/>
    </style:style>
    <style:style style:name="P21" style:family="paragraph" style:parent-style-name="Text_20_body">
      <style:text-properties fo:font-style="italic" officeooo:rsid="001f4827" officeooo:paragraph-rsid="001f4827" style:font-style-asian="italic" style:font-style-complex="italic"/>
    </style:style>
    <style:style style:name="P22" style:family="paragraph" style:parent-style-name="Text_20_body">
      <style:text-properties fo:font-style="italic" officeooo:rsid="0020979a" officeooo:paragraph-rsid="0020979a" style:font-style-asian="italic" style:font-style-complex="italic"/>
    </style:style>
    <style:style style:name="P23" style:family="paragraph" style:parent-style-name="Text_20_body">
      <style:text-properties fo:font-style="italic" officeooo:paragraph-rsid="0020979a" style:font-style-asian="italic" style:font-style-complex="italic"/>
    </style:style>
    <style:style style:name="P24" style:family="paragraph" style:parent-style-name="Text_20_body">
      <style:text-properties fo:font-style="italic" officeooo:rsid="00221b0e" officeooo:paragraph-rsid="00221b0e" style:font-style-asian="italic" style:font-style-complex="italic"/>
    </style:style>
    <style:style style:name="P25" style:family="paragraph" style:parent-style-name="Text_20_body">
      <style:text-properties fo:font-style="normal" officeooo:rsid="0020979a" officeooo:paragraph-rsid="0020979a" style:font-style-asian="normal" style:font-style-complex="normal"/>
    </style:style>
    <style:style style:name="P26" style:family="paragraph" style:parent-style-name="Text_20_body">
      <style:text-properties fo:font-style="normal" officeooo:rsid="00221b0e" officeooo:paragraph-rsid="00221b0e" style:font-style-asian="normal" style:font-style-complex="normal"/>
    </style:style>
    <style:style style:name="P27" style:family="paragraph" style:parent-style-name="Text_20_body">
      <style:text-properties officeooo:paragraph-rsid="0020979a"/>
    </style:style>
    <style:style style:name="P28" style:family="paragraph" style:parent-style-name="Text_20_body">
      <style:text-properties officeooo:rsid="00221b0e" officeooo:paragraph-rsid="00221b0e"/>
    </style:style>
    <style:style style:name="P29" style:family="paragraph" style:parent-style-name="Text_20_body">
      <style:paragraph-properties fo:margin-top="1.0591in" fo:margin-bottom="0in" loext:contextual-spacing="false" fo:line-height="120%" fo:text-align="center" style:justify-single-word="false" style:writing-mode="lr-tb"/>
      <style:text-properties officeooo:paragraph-rsid="002517ac"/>
    </style:style>
    <style:style style:name="P30" style:family="paragraph" style:parent-style-name="Text_20_body">
      <style:paragraph-properties fo:margin-left="0in" fo:margin-right="0.1646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italic" style:text-underline-style="none" fo:font-weight="bold" officeooo:rsid="001ad2ba" officeooo:paragraph-rsid="001ad2ba" style:text-blinking="false" fo:background-color="transparent" style:language-asian="zxx" style:country-asian="none" style:language-complex="zxx" style:country-complex="none"/>
    </style:style>
    <style:style style:name="T1" style:family="text">
      <style:text-properties officeooo:rsid="00157e9d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style:text-blinking="false" fo:background-color="transparent" loext:char-shading-value="0" style:language-asian="zxx" style:country-asian="none" style:language-complex="zxx" style:country-complex="none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bold" style:text-blinking="false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bold" officeooo:rsid="001ad2ba" style:text-blinking="false" fo:background-color="transparent" loext:char-shading-value="0" style:language-asian="zxx" style:country-asian="none" style:language-complex="zxx" style:country-complex="none"/>
    </style:style>
    <style:style style:name="T5" style:family="text">
      <style:text-properties style:font-name="Liberation Sans" fo:font-size="18.2000007629395pt" fo:language="ru" fo:country="RU" fo:font-weight="bold" officeooo:rsid="001c05c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0979a" style:font-style-asian="normal" style:font-style-complex="normal"/>
    </style:style>
    <style:style style:name="T9" style:family="text">
      <style:text-properties officeooo:rsid="001f4827"/>
    </style:style>
    <style:style style:name="T10" style:family="text">
      <style:text-properties officeooo:rsid="0020979a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86fe232d-7fff-c459-5e7b-fba9be5d1ce0"/>МИНИСТЕРСТВО НАУКИ И ВЫСШЕГО ОБРАЗОВАНИЯ РОССИЙСКОЙ ФЕДЕРАЦИИ </text:p>
      <text:p text:style-name="P7">ФЕДЕРАЛЬНОЕ ГОСУДАРСТВЕННОЕ АВТОНОМНОЕ  </text:p>
      <text:p text:style-name="P8">ОБРАЗОВАТЕЛЬНОЕ УЧРЕЖДЕНИЕ ВЫСШЕГО ОБРАЗОВАНИЯ </text:p>
      <text:p text:style-name="P9">«Санкт-Петербургский национальный исследовательский университет информационных технологий, механики и оптики» </text:p>
      <text:p text:style-name="P10">ФАКУЛЬТЕТ СИСТЕМ УПРАВЛЕНИЯ И РОБОТОТЕХНИКИ </text:p>
      <text:p text:style-name="P29"><text:span text:style-name="T4">Практическсая</text:span><text:span text:style-name="T3"> </text:span><text:span text:style-name="T4">работа</text:span><text:span text:style-name="T3"> №</text:span><text:span text:style-name="T4">1</text:span><text:span text:style-name="T3"> </text:span><text:span text:style-name="T2"> </text:span></text:p>
      <text:p text:style-name="P11">Выполнил: </text:p>
      <text:p text:style-name="P12">Студент группы P32312 </text:p>
      <text:p text:style-name="P3">Хайкин Олег </text:p>
      <text:p text:style-name="P13">Игоревич </text:p>
      <text:p text:style-name="P30"/>
      <text:p text:style-name="P4"/>
      <text:p text:style-name="P4"/>
      <text:p text:style-name="P5">Санкт-Петербург, 202<text:span text:style-name="T1">2</text:span> </text:p>
      <text:p text:style-name="P2"><text:line-break/></text:p>
      <text:p text:style-name="P1"/>
      <text:p text:style-name="P1"/>
      <text:h text:style-name="P14" text:outline-level="1"><text:bookmark-start text:name="__RefHeading___Toc148_3654299290"/><text:tab/><text:span text:style-name="T5">Выполнение</text:span><text:bookmark-end text:name="__RefHeading___Toc148_3654299290"/></text:h>
      <text:h text:style-name="Heading_20_3" text:outline-level="3">1.</text:h>
      <text:p text:style-name="P18">Чтобы узнать необходимую информацию используем:</text:p>
      <text:p text:style-name="P18"><text:tab/>hostname <text:tab/><text:tab/><text:tab/><text:tab/><text:tab/><text:tab/>– имя хоста</text:p>
      <text:p text:style-name="P18"><text:tab/>lscpu | grep “family” <text:tab/><text:tab/><text:tab/><text:tab/><text:tab/>– семейство процессора</text:p>
      <text:p text:style-name="P18"><text:tab/>uname -m <text:tab/><text:tab/><text:tab/><text:tab/><text:tab/><text:tab/>– разрядность системы</text:p>
      <text:p text:style-name="P18"><text:tab/>uname -r<text:tab/><text:tab/><text:tab/><text:tab/><text:tab/><text:tab/>– номер релиза ядра</text:p>
      <text:p text:style-name="P18"><text:tab/>uname -s<text:tab/><text:tab/><text:tab/><text:tab/><text:tab/><text:tab/>– имя ядра системы</text:p>
      <text:p text:style-name="P18"><text:tab/>cat /etc/os-release | greap “PRETTY_NAME”<text:tab/>– имя и версия дистрибутива</text:p>
      <text:h text:style-name="P15" text:outline-level="3">2.</text:h>
      <text:p text:style-name="P19"><text:span text:style-name="T9">Откроем файл конифгурации на об</text:span><text:span text:style-name="T10">е</text:span><text:span text:style-name="T9">их машинах используя команду </text:span></text:p>
      <text:p text:style-name="P21">vi /etc/sysconfig/network-scripts/ifcfg-enp0s8</text:p>
      <text:p text:style-name="P18">и записываем туда строчки для установки статического ip </text:p>
      <text:p text:style-name="P21">DEVICE=enp0s8</text:p>
      <text:p text:style-name="P21">BOOTPROTO=none</text:p>
      <text:p text:style-name="P21">ONBOOT=yes</text:p>
      <text:p text:style-name="P21">PREFIX=24</text:p>
      <text:p text:style-name="P21">IPADDR=10.0.0.1<text:span text:style-name="T10">(</text:span>2)</text:p>
      <text:p text:style-name="P18"/>
      <text:p text:style-name="P18">перезапускаем <text:span text:style-name="T10">network используя команду</text:span></text:p>
      <text:p text:style-name="P22"><text:tab/>systemctl restart network</text:p>
      <text:p text:style-name="P22"/>
      <text:p text:style-name="P25">отключаем ipv6 (на обеих машинах) (добавляем строчки в файлы конфигурации)</text:p>
      <text:p text:style-name="P21"><text:span text:style-name="T10"><text:tab/>echo “net.ipv6.conf.all.disable_ipv6 = 1” &gt;&gt; /etc/sysctl.conf</text:span></text:p>
      <text:p text:style-name="P23"><text:span text:style-name="T10"><text:tab/>echo “net.ipv6.conf.default.disable_ipv6 = 1” &gt;&gt; /etc/sysctl.conf</text:span></text:p>
      <text:p text:style-name="P23"><text:span text:style-name="T10"><text:tab/>echo “net.ipv6.conf.lo.disable_ipv6 = 1” &gt;&gt; /etc/sysctl.conf</text:span></text:p>
      <text:p text:style-name="P18"/>
      <text:p text:style-name="P20">изменяем имя хоста:</text:p>
      <text:p text:style-name="P20"><text:tab/><text:span text:style-name="T6">hostnamectl set-hostname c7-1(2)</text:span></text:p>
      <text:p text:style-name="P20"/>
      <text:p text:style-name="P20"/>
      <text:h text:style-name="P16" text:outline-level="3"><text:soft-page-break/>3.</text:h>
      <text:p text:style-name="P20">Узнаем порт ssh используя команду </text:p>
      <text:p text:style-name="P20"><text:tab/><text:span text:style-name="T6">ss -ltnp | grep sshd</text:span></text:p>
      <text:p text:style-name="P20">Установим nmap используя команду</text:p>
      <text:p text:style-name="P22"><text:tab/>yum install nmap</text:p>
      <text:p text:style-name="P20">Проверим <text:s/>открытые порты используя команду</text:p>
      <text:p text:style-name="P22"><text:tab/>nmap 10.0.0.2</text:p>
      <text:p text:style-name="P27"><text:span text:style-name="T8">Части вывода команды:</text:span></text:p>
      <text:p text:style-name="P25"><text:tab/><text:span text:style-name="T6">Nmap scan report for 10.0.0.2</text:span></text:p>
      <text:p text:style-name="P22"><text:tab/>…</text:p>
      <text:p text:style-name="P22"><text:tab/>PORT<text:tab/><text:tab/>STATE<text:tab/><text:tab/>SERVICE</text:p>
      <text:p text:style-name="P22"><text:tab/>22/tcp<text:tab/><text:tab/>open<text:tab/><text:tab/>ssh</text:p>
      <text:p text:style-name="P22"><text:tab/>MAC Address: …</text:p>
      <text:h text:style-name="P16" text:outline-level="3">4.</text:h>
      <text:p text:style-name="P28">Определим открытые соединения используя команду</text:p>
      <text:p text:style-name="P28"><text:tab/><text:span text:style-name="T6">ss -t4</text:span></text:p>
      <text:p text:style-name="P26">Определим список зарегистрированных пользователей используя команду</text:p>
      <text:p text:style-name="P26"><text:tab/><text:span text:style-name="T6">who</text:span></text:p>
      <text:p text:style-name="P26"><text:span text:style-name="T7"/></text:p>
      <text:h text:style-name="P17" text:outline-level="3">Вопрос</text:h>
      <text:p text:style-name="P24">Представьте, что вы настраиваете компьютеры для развёртывания сервисов обработки данных. Опишите кратко, для чего могут быть использованы в этой связи инструменты, использованные в работе.</text:p>
      <text:p text:style-name="P26">Создание отдельных пользователей может быть полезно для удобного логирования и управления правами доступа в системе. Мониторинг подключений с помощью утилит позволяет получить ещё больший контроль над доступом к системе и позволяет увидеть, например, несанкцианированный доступ к элементам системы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roxima Nova" svg:font-family="'Proxima Nova', sans-serif"/>
    <style:font-face style:name="Times New Roman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8:12:37.504675688</meta:creation-date>
    <dc:date>2022-10-12T17:41:44.704458844</dc:date>
    <meta:editing-duration>PT1H30M21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3" meta:paragraph-count="59" meta:word-count="265" meta:character-count="2212" meta:non-whitespace-character-count="1928"/>
  </office:meta>
</office:document-meta>
</file>